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3b35" officeooo:paragraph-rsid="001c3b35"/>
    </style:style>
    <style:style style:name="P2" style:family="paragraph" style:parent-style-name="Standard">
      <style:text-properties officeooo:rsid="001c3b35" officeooo:paragraph-rsid="001c3b35"/>
    </style:style>
    <style:style style:name="P3" style:family="paragraph" style:parent-style-name="Standard">
      <style:text-properties officeooo:rsid="001fc910" officeooo:paragraph-rsid="001fc910"/>
    </style:style>
    <style:style style:name="P4" style:family="paragraph" style:parent-style-name="Standard">
      <style:text-properties fo:font-style="normal" officeooo:rsid="00205caa" officeooo:paragraph-rsid="00205caa" style:font-style-asian="normal" style:font-style-complex="normal"/>
    </style:style>
    <style:style style:name="T1" style:family="text">
      <style:text-properties officeooo:rsid="001e011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011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tscher, Popovic, Shaw</text:p>
      <text:p text:style-name="P1"/>
      <text:p text:style-name="P1">How mutation shapes the rate of population spread in the presence of a mate-finding Allee effect</text:p>
      <text:p text:style-name="P1"/>
      <text:p text:style-name="P1">Theoretical Ecology</text:p>
      <text:p text:style-name="P1"/>
      <text:p text:style-name="P1">Guide to code used to generate various figures in the paper.</text:p>
      <text:p text:style-name="P1"/>
      <text:p text:style-name="P1">Figure 4: <text:span text:style-name="T2">Lutscher_EtAl_TheorEcol_Fig4.</text:span><text:span text:style-name="T3">m</text:span><text:span text:style-name="T1"> produces this figure. It calls </text:span><text:span text:style-name="T3">CalcSpeed.m</text:span></text:p>
      <text:p text:style-name="P1"/>
      <text:p text:style-name="P3">The basic code for all other single- or multi-type simulations is <text:span text:style-name="T2">AllSpreadKTypesMortalityRUN.m</text:span> </text:p>
      <text:p text:style-name="P3">This calls the two functions <text:span text:style-name="T2">SingleSpeciesAlleeSpreadKFUNCTION.m</text:span> <text:s/>and <text:span text:style-name="T2">AllSpreadKTypesMortalityFUNCTION.m</text:span></text:p>
      <text:p text:style-name="P3"><text:span text:style-name="T2"/></text:p>
      <text:p text:style-name="P4">This code puts out some plots of the density as a function of space in some generation and – at the end – returns the speed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1:56:01.436198504</meta:creation-date>
    <dc:date>2022-02-15T21:19:30.032284972</dc:date>
    <meta:editing-duration>PT5M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5" meta:character-count="606" meta:non-whitespace-character-count="524"/>
  </office:meta>
</office:document-meta>
</file>